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7pt" fo:font-style="italic" style:font-size-asian="27pt" style:font-style-asian="italic" style:font-size-complex="27pt" style:font-style-complex="italic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Ubuntu" style:font-pitch="variable"/>
    </style:style>
    <style:style style:name="T11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footer-decl presentation:name="ftr2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 presentation:user-transformed="true">
          <draw:text-box>
            <text:p text:style-name="P1"><text:span text:style-name="T3">Zweck:</text:span></text:p>
            <text:p text:style-name="P1"/>
            <text:p text:style-name="P1">Implementierung der BLAS-Routine</text:p>
            <text:p text:style-name="P1">DGBMV in Assembler</text:p>
            <text:p text:style-name="P1"/>
            <text:p text:style-name="P1"><text:span text:style-name="T4">Y := ALPHA * A'? * X + BETA * Y</text:span></text:p>
            <text:p text:style-name="P1"/>
            <text:p text:style-name="P1"><text:span text:style-name="T5">ALPHA, BETA seien Skalare; X, Y seien Vektoren; A sei eine Matrix; A' sei transponiertes A 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12.05</text:span></text:p>
              </table:table-cell>
              <table:table-cell>
                <text:p text:style-name="P3"><text:span text:style-name="T7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6.05</text:span><text:span text:style-name="T7"> </text:span></text:p>
              </table:table-cell>
              <table:table-cell>
                <text:p text:style-name="P3"><text:span text:style-name="T7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7.05</text:span><text:span text:style-name="T7"> </text:span></text:p>
              </table:table-cell>
              <table:table-cell>
                <text:p text:style-name="P3"><text:span text:style-name="T7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30.05</text:span><text:span text:style-name="T7"> </text:span></text:p>
              </table:table-cell>
              <table:table-cell>
                <text:p text:style-name="P3"><text:span text:style-name="T7">Beschäftigung mit BS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31.05</text:span><text:span text:style-name="T7"> </text:span></text:p>
              </table:table-cell>
              <table:table-cell>
                <text:p text:style-name="P3"><text:span text:style-name="T7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26.06</text:span><text:span text:style-name="T7"> </text:span></text:p>
              </table:table-cell>
              <table:table-cell>
                <text:p text:style-name="P3"><text:span text:style-name="T7">Entwürfe von Teiloperatione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01.07</text:span><text:span text:style-name="T7"> </text:span></text:p>
              </table:table-cell>
              <table:table-cell>
                <text:p text:style-name="P3"><text:span text:style-name="T7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0.07</text:span><text:span text:style-name="T7"> </text:span></text:p>
              </table:table-cell>
              <table:table-cell>
                <text:p text:style-name="P3"><text:span text:style-name="T7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3.07</text:span><text:span text:style-name="T7"> </text:span></text:p>
              </table:table-cell>
              <table:table-cell>
                <text:p text:style-name="P3"><text:span text:style-name="T7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2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1"><text:span text:style-name="T3">Organisatorisches:</text:span></text:p>
            <text:p text:style-name="P1"><text:span text:style-name="T8"/></text:p>
            <text:p text:style-name="P1"><text:span text:style-name="T8">Einziges Problem – teilweise</text:span></text:p>
            <text:p text:style-name="P1"><text:span text:style-name="T8">unterschätzte Bearbeitungszeiten,</text:span></text:p>
            <text:p text:style-name="P1"><text:span text:style-name="T8">aber dank Zeitpuffern nivell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9">Wie rufe ich eine ASM-Funktion aus C auf?</text:span></text:p>
            <text:p text:style-name="P1"><text:span text:style-name="T9">→ </text:span><text:span text:style-name="T9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9">Wie rechne ich mit Floating-Point-Zahlen in ASM?</text:span></text:p>
            <text:p text:style-name="P1"><text:span text:style-name="T9">→ </text:span><text:span text:style-name="T9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9">MUL nicht flexibel genug, zu eingeschränkt</text:span></text:p>
            <text:p text:style-name="P1"><text:span text:style-name="T9">→ </text:span><text:span text:style-name="T9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9">Bandmatrix-Vektor-Multiplikation und Transponiertenberechnung sehr fehleranfällig</text:span></text:p>
            <text:p text:style-name="P1"><text:span text:style-name="T9">→ </text:span><text:span text:style-name="T9">nach vielen Tests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5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1"><text:span text:style-name="T10"/></text:p>
            <text:p text:style-name="P1"><text:span text:style-name="T10"/></text:p>
            <text:p text:style-name="P1"><text:span text:style-name="T10"/></text:p>
          </draw:text-box>
        </draw:frame>
        <draw:frame draw:style-name="gr2" draw:text-style-name="P6" draw:layer="layout" svg:width="25cm" svg:height="12.5cm" svg:x="1.5cm" svg:y="4.5cm">
          <draw:text-box>
            <text:list text:style-name="L4">
              <text:list-item>
                <text:p text:style-name="P3"><text:span text:style-name="T9"><text:s/></text:span><text:span text:style-name="T9">Empirische Effizienzuntersuchung in Vergleich mit Implementierungen in anderen Sprachen (sowie mit automatisch aus C generiertem NASM-Code)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Bei Bedarf: Migration in eine 64-Bit-Architektur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Erweiterung der Präzision bzw.</text:span></text:p>
                <text:p text:style-name="P3"><text:span text:style-name="T9">des Definitionsbereich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11"/></text:p>
            <text:p text:style-name="P7"><text:span text:style-name="T11"><text:s/></text:span><text:span text:style-name="T12">Fragen?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59M11S</meta:editing-duration>
    <meta:editing-cycles>185</meta:editing-cycles>
    <dc:date>2011-07-14T08:57:19</dc:date>
    <meta:generator>LibreOffice/3.3$Unix LibreOffice_project/330m19$Build-202</meta:generator>
    <dc:creator>Lukas Märdian</dc:creator>
    <meta:document-statistic meta:object-count="75"/>
  </office:meta>
</office:document-meta>
</file>